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Default"/>
        <table:table-column table:style-name="co5" table:number-columns-repeated="4" table:default-cell-style-name="ce2"/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speedup omp</text:p>
          </table:table-cell>
          <table:table-cell table:style-name="ce1" office:value-type="string" calcext:value-type="string">
            <text:p>strong scaling omp</text:p>
          </table:table-cell>
          <table:table-cell table:style-name="ce1" office:value-type="string" calcext:value-type="string">
            <text:p>speedup mpi</text:p>
          </table:table-cell>
          <table:table-cell table:style-name="ce1" office:value-type="string" calcext:value-type="string">
            <text:p>strong scaling mpi</text:p>
          </table:table-cell>
          <table:table-cell table:number-columns-repeated="2"/>
          <table:table-cell table:style-name="ce1" office:value-type="string" calcext:value-type="string">
            <text:p>serial time</text:p>
          </table:table-cell>
          <table:table-cell/>
          <table:table-cell table:style-name="ce1" office:value-type="string" calcext:value-type="string">
            <text:p>OMP TIME</text:p>
          </table:table-cell>
          <table:table-cell table:style-name="ce1" office:value-type="string" calcext:value-type="string">
            <text:p>MPI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H4]/[.J4])" office:value-type="float" office:value="0.453381374251089" calcext:value-type="float">
            <text:p>0,45</text:p>
          </table:table-cell>
          <table:table-cell table:formula="of:=([.B4]/[.A4])" office:value-type="float" office:value="0.453381374251089" calcext:value-type="float">
            <text:p>0,45</text:p>
          </table:table-cell>
          <table:table-cell table:formula="of:=[.H4]/[.K4]" office:value-type="float" office:value="0.649911325752435" calcext:value-type="float">
            <text:p>0,65</text:p>
          </table:table-cell>
          <table:table-cell table:formula="of:=[.D4]/[.A4]" office:value-type="float" office:value="0.649911325752435" calcext:value-type="float">
            <text:p>0,65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94.0032" calcext:value-type="float">
            <text:p>94,0032</text:p>
          </table:table-cell>
          <table:table-cell office:value-type="float" office:value="65.5771" calcext:value-type="float">
            <text:p>65,5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H5]/[.J5])" office:value-type="float" office:value="0.911654481127031" calcext:value-type="float">
            <text:p>0,91</text:p>
          </table:table-cell>
          <table:table-cell table:formula="of:=([.B5]/[.A5])" office:value-type="float" office:value="0.455827240563515" calcext:value-type="float">
            <text:p>0,46</text:p>
          </table:table-cell>
          <table:table-cell table:formula="of:=[.H5]/[.K5]" office:value-type="float" office:value="1.24160764903469" calcext:value-type="float">
            <text:p>1,24</text:p>
          </table:table-cell>
          <table:table-cell table:formula="of:=[.D5]/[.A5]" office:value-type="float" office:value="0.620803824517347" calcext:value-type="float">
            <text:p>0,62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46.7494" calcext:value-type="float">
            <text:p>46,7494</text:p>
          </table:table-cell>
          <table:table-cell office:value-type="float" office:value="34.3259" calcext:value-type="float">
            <text:p>34,3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H6]/[.J6])" office:value-type="float" office:value="1.29311228901625" calcext:value-type="float">
            <text:p>1,29</text:p>
          </table:table-cell>
          <table:table-cell table:formula="of:=([.B6]/[.A6])" office:value-type="float" office:value="0.431037429672085" calcext:value-type="float">
            <text:p>0,43</text:p>
          </table:table-cell>
          <table:table-cell table:formula="of:=[.H6]/[.K6]" office:value-type="float" office:value="1.88601001876305" calcext:value-type="float">
            <text:p>1,89</text:p>
          </table:table-cell>
          <table:table-cell table:formula="of:=[.D6]/[.A6]" office:value-type="float" office:value="0.628670006254352" calcext:value-type="float">
            <text:p>0,63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32.9587" calcext:value-type="float">
            <text:p>32,9587</text:p>
          </table:table-cell>
          <table:table-cell office:value-type="float" office:value="22.5976" calcext:value-type="float">
            <text:p>22,5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H7]/[.J7])" office:value-type="float" office:value="1.73469902762458" calcext:value-type="float">
            <text:p>1,73</text:p>
          </table:table-cell>
          <table:table-cell table:formula="of:=([.B7]/[.A7])" office:value-type="float" office:value="0.433674756906145" calcext:value-type="float">
            <text:p>0,43</text:p>
          </table:table-cell>
          <table:table-cell table:formula="of:=[.H7]/[.K7]" office:value-type="float" office:value="2.47041195462529" calcext:value-type="float">
            <text:p>2,47</text:p>
          </table:table-cell>
          <table:table-cell table:formula="of:=[.D7]/[.A7]" office:value-type="float" office:value="0.617602988656322" calcext:value-type="float">
            <text:p>0,62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24.5687" calcext:value-type="float">
            <text:p>24,5687</text:p>
          </table:table-cell>
          <table:table-cell office:value-type="float" office:value="17.2519" calcext:value-type="float">
            <text:p>17,2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H8]/[.J8])" office:value-type="float" office:value="2.05937096828749" calcext:value-type="float">
            <text:p>2,06</text:p>
          </table:table-cell>
          <table:table-cell table:formula="of:=([.B8]/[.A8])" office:value-type="float" office:value="0.411874193657497" calcext:value-type="float">
            <text:p>0,41</text:p>
          </table:table-cell>
          <table:table-cell table:formula="of:=[.H8]/[.K8]" office:value-type="float" office:value="3.08804179286159" calcext:value-type="float">
            <text:p>3,09</text:p>
          </table:table-cell>
          <table:table-cell table:formula="of:=[.D8]/[.A8]" office:value-type="float" office:value="0.617608358572319" calcext:value-type="float">
            <text:p>0,62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20.6953" calcext:value-type="float">
            <text:p>20,6953</text:p>
          </table:table-cell>
          <table:table-cell office:value-type="float" office:value="13.8014" calcext:value-type="float">
            <text:p>13,8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H9]/[.J9])" office:value-type="float" office:value="2.46933844745472" calcext:value-type="float">
            <text:p>2,47</text:p>
          </table:table-cell>
          <table:table-cell table:formula="of:=([.B9]/[.A9])" office:value-type="float" office:value="0.41155640790912" calcext:value-type="float">
            <text:p>0,41</text:p>
          </table:table-cell>
          <table:table-cell table:formula="of:=[.H9]/[.K9]" office:value-type="float" office:value="3.61855153676346" calcext:value-type="float">
            <text:p>3,62</text:p>
          </table:table-cell>
          <table:table-cell table:formula="of:=[.D9]/[.A9]" office:value-type="float" office:value="0.60309192279391" calcext:value-type="float">
            <text:p>0,60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7.2594" calcext:value-type="float">
            <text:p>17,2594</text:p>
          </table:table-cell>
          <table:table-cell office:value-type="float" office:value="11.778" calcext:value-type="float">
            <text:p>11,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H10]/[.J10])" office:value-type="float" office:value="2.79986729646102" calcext:value-type="float">
            <text:p>2,80</text:p>
          </table:table-cell>
          <table:table-cell table:formula="of:=([.B10]/[.A10])" office:value-type="float" office:value="0.399981042351574" calcext:value-type="float">
            <text:p>0,40</text:p>
          </table:table-cell>
          <table:table-cell table:formula="of:=[.H10]/[.K10]" office:value-type="float" office:value="4.24047320557977" calcext:value-type="float">
            <text:p>4,24</text:p>
          </table:table-cell>
          <table:table-cell table:formula="of:=[.D10]/[.A10]" office:value-type="float" office:value="0.605781886511395" calcext:value-type="float">
            <text:p>0,61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5.2219" calcext:value-type="float">
            <text:p>15,2219</text:p>
          </table:table-cell>
          <table:table-cell office:value-type="float" office:value="10.0506" calcext:value-type="float">
            <text:p>10,0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H11]/[.J11])" office:value-type="float" office:value="3.06074185787641" calcext:value-type="float">
            <text:p>3,06</text:p>
          </table:table-cell>
          <table:table-cell table:formula="of:=([.B11]/[.A11])" office:value-type="float" office:value="0.382592732234551" calcext:value-type="float">
            <text:p>0,38</text:p>
          </table:table-cell>
          <table:table-cell table:formula="of:=[.H11]/[.K11]" office:value-type="float" office:value="4.74866852367688" calcext:value-type="float">
            <text:p>4,75</text:p>
          </table:table-cell>
          <table:table-cell table:formula="of:=[.D11]/[.A11]" office:value-type="float" office:value="0.59358356545961" calcext:value-type="float">
            <text:p>0,59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3.9245" calcext:value-type="float">
            <text:p>13,9245</text:p>
          </table:table-cell>
          <table:table-cell office:value-type="float" office:value="8.975" calcext:value-type="float">
            <text:p>8,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H12]/[.J12])" office:value-type="float" office:value="3.3871077979464" calcext:value-type="float">
            <text:p>3,39</text:p>
          </table:table-cell>
          <table:table-cell table:formula="of:=([.B12]/[.A12])" office:value-type="float" office:value="0.376345310882934" calcext:value-type="float">
            <text:p>0,38</text:p>
          </table:table-cell>
          <table:table-cell table:formula="of:=[.H12]/[.K12]" office:value-type="float" office:value="5.33074421513446" calcext:value-type="float">
            <text:p>5,33</text:p>
          </table:table-cell>
          <table:table-cell table:formula="of:=[.D12]/[.A12]" office:value-type="float" office:value="0.592304912792718" calcext:value-type="float">
            <text:p>0,59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2.5828" calcext:value-type="float">
            <text:p>12,5828</text:p>
          </table:table-cell>
          <table:table-cell office:value-type="float" office:value="7.995" calcext:value-type="float">
            <text:p>7,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H13]/[.J13])" office:value-type="float" office:value="3.59659575186288" calcext:value-type="float">
            <text:p>3,60</text:p>
          </table:table-cell>
          <table:table-cell table:formula="of:=([.B13]/[.A13])" office:value-type="float" office:value="0.359659575186288" calcext:value-type="float">
            <text:p>0,36</text:p>
          </table:table-cell>
          <table:table-cell table:formula="of:=[.H13]/[.K13]" office:value-type="float" office:value="5.77200086676237" calcext:value-type="float">
            <text:p>5,77</text:p>
          </table:table-cell>
          <table:table-cell table:formula="of:=[.D13]/[.A13]" office:value-type="float" office:value="0.577200086676237" calcext:value-type="float">
            <text:p>0,58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1.8499" calcext:value-type="float">
            <text:p>11,8499</text:p>
          </table:table-cell>
          <table:table-cell office:value-type="float" office:value="7.3838" calcext:value-type="float">
            <text:p>7,3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H14]/[.J14])" office:value-type="float" office:value="3.80318930591994" calcext:value-type="float">
            <text:p>3,80</text:p>
          </table:table-cell>
          <table:table-cell table:formula="of:=([.B14]/[.A14])" office:value-type="float" office:value="0.345744482356358" calcext:value-type="float">
            <text:p>0,35</text:p>
          </table:table-cell>
          <table:table-cell table:formula="of:=[.H14]/[.K14]" office:value-type="float" office:value="5.82413873211528" calcext:value-type="float">
            <text:p>5,82</text:p>
          </table:table-cell>
          <table:table-cell table:formula="of:=[.D14]/[.A14]" office:value-type="float" office:value="0.529467157465026" calcext:value-type="float">
            <text:p>0,53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1.2062" calcext:value-type="float">
            <text:p>11,2062</text:p>
          </table:table-cell>
          <table:table-cell office:value-type="float" office:value="7.3177" calcext:value-type="float">
            <text:p>7,3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H15]/[.J15])" office:value-type="float" office:value="3.2948821028218" calcext:value-type="float">
            <text:p>3,29</text:p>
          </table:table-cell>
          <table:table-cell table:formula="of:=([.B15]/[.A15])" office:value-type="float" office:value="0.274573508568483" calcext:value-type="float">
            <text:p>0,27</text:p>
          </table:table-cell>
          <table:table-cell table:formula="of:=[.H15]/[.K15]" office:value-type="float" office:value="5.55720283732332" calcext:value-type="float">
            <text:p>5,56</text:p>
          </table:table-cell>
          <table:table-cell table:formula="of:=[.D15]/[.A15]" office:value-type="float" office:value="0.46310023644361" calcext:value-type="float">
            <text:p>0,46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2.935" calcext:value-type="float">
            <text:p>12,935</text:p>
          </table:table-cell>
          <table:table-cell office:value-type="float" office:value="7.6692" calcext:value-type="float">
            <text:p>7,6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00:40:48.91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23:20:50.583000000</meta:creation-date>
    <dc:date>2019-09-27T00:41:45.056000000</dc:date>
    <meta:editing-duration>PT8M49S</meta:editing-duration>
    <meta:editing-cycles>2</meta:editing-cycles>
    <meta:generator>LibreOffice/6.3.0.4$Windows_X86_64 LibreOffice_project/057fc023c990d676a43019934386b85b21a9ee99</meta:generator>
    <meta:document-statistic meta:table-count="1" meta:cell-count="104" meta:object-count="0"/>
  </office:meta>
</office:document-meta>
</file>